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P1" style:family="paragraph" style:parent-style-name="Text_20_body">
      <style:paragraph-properties fo:text-align="center" style:justify-single-word="false"/>
      <style:text-properties officeooo:paragraph-rsid="0024e972"/>
    </style:style>
    <style:style style:name="P2" style:family="paragraph" style:parent-style-name="Text_20_body">
      <style:paragraph-properties fo:text-align="center" style:justify-single-word="false"/>
      <style:text-properties officeooo:paragraph-rsid="001f4f7b"/>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text-properties officeooo:paragraph-rsid="001f4f7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1f4f7b" style:font-weight-asian="bold" style:font-weight-complex="bold"/>
    </style:style>
    <style:style style:name="P7" style:family="paragraph" style:parent-style-name="Text_20_body">
      <style:text-properties fo:font-weight="bold" officeooo:paragraph-rsid="0034e281" style:font-weight-asian="bold" style:font-weight-complex="bold"/>
    </style:style>
    <style:style style:name="P8" style:family="paragraph" style:parent-style-name="Text_20_body">
      <style:text-properties fo:font-weight="bold" officeooo:paragraph-rsid="00369535" style:font-weight-asian="bold" style:font-weight-complex="bold"/>
    </style:style>
    <style:style style:name="P9" style:family="paragraph" style:parent-style-name="Text_20_body">
      <style:text-properties fo:font-weight="normal" officeooo:paragraph-rsid="00369535" style:font-weight-asian="normal" style:font-weight-complex="normal"/>
    </style:style>
    <style:style style:name="P10" style:family="paragraph" style:parent-style-name="Text_20_body">
      <style:paragraph-properties fo:text-align="center" style:justify-single-word="false"/>
      <style:text-properties fo:font-style="italic" officeooo:paragraph-rsid="0030bb3e" style:font-style-asian="italic" style:font-style-complex="italic"/>
    </style:style>
    <style:style style:name="P11" style:family="paragraph" style:parent-style-name="Text_20_body">
      <style:text-properties fo:font-style="italic" officeooo:paragraph-rsid="0034e281" style:font-style-asian="italic" style:font-style-complex="italic"/>
    </style:style>
    <style:style style:name="P12" style:family="paragraph" style:parent-style-name="Text_20_body">
      <style:paragraph-properties fo:text-align="start" style:justify-single-word="false"/>
      <style:text-properties officeooo:paragraph-rsid="001f4f7b"/>
    </style:style>
    <style:style style:name="P13" style:family="paragraph" style:parent-style-name="Text_20_body">
      <style:text-properties officeooo:paragraph-rsid="0034e281"/>
    </style:style>
    <style:style style:name="P14" style:family="paragraph" style:parent-style-name="Text_20_body">
      <style:text-properties officeooo:paragraph-rsid="00369535"/>
    </style:style>
    <style:style style:name="P15" style:family="paragraph" style:parent-style-name="Text_20_body">
      <style:text-properties officeooo:paragraph-rsid="00389fb0"/>
    </style:style>
    <style:style style:name="P16" style:family="paragraph" style:parent-style-name="Text_20_body">
      <style:text-properties officeooo:paragraph-rsid="003cb6ef"/>
    </style:style>
    <style:style style:name="P17" style:family="paragraph" style:parent-style-name="Text_20_body">
      <style:text-properties officeooo:paragraph-rsid="003d650e"/>
    </style:style>
    <style:style style:name="P18" style:family="paragraph" style:parent-style-name="Text_20_body">
      <style:text-properties officeooo:paragraph-rsid="00448d78"/>
    </style:style>
    <style:style style:name="P19" style:family="paragraph" style:parent-style-name="Text_20_body">
      <style:text-properties officeooo:paragraph-rsid="00481476"/>
    </style:style>
    <style:style style:name="P20" style:family="paragraph" style:parent-style-name="Text_20_body">
      <style:text-properties officeooo:paragraph-rsid="00494296"/>
    </style:style>
    <style:style style:name="P21" style:family="paragraph" style:parent-style-name="Text_20_body">
      <style:text-properties officeooo:paragraph-rsid="004dabff"/>
    </style:style>
    <style:style style:name="P22" style:family="paragraph" style:parent-style-name="Text_20_body">
      <style:text-properties officeooo:paragraph-rsid="005c28a2"/>
    </style:style>
    <style:style style:name="P23" style:family="paragraph" style:parent-style-name="Text_20_body">
      <style:text-properties officeooo:paragraph-rsid="00377042"/>
    </style:style>
    <style:style style:name="P24" style:family="paragraph" style:parent-style-name="Text_20_body">
      <style:text-properties officeooo:paragraph-rsid="006162d4"/>
    </style:style>
    <style:style style:name="P25" style:family="paragraph" style:parent-style-name="Footer">
      <style:paragraph-properties fo:text-align="center" style:justify-single-word="false"/>
    </style:style>
    <style:style style:name="P26" style:family="paragraph" style:parent-style-name="Standard">
      <style:text-properties fo:font-weight="bold" style:font-weight-asian="bold" style:font-weight-complex="bold"/>
    </style:style>
    <style:style style:name="P27" style:family="paragraph" style:parent-style-name="Title">
      <style:text-properties officeooo:paragraph-rsid="002b0fae"/>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Text_20_body">
      <style:paragraph-properties fo:margin-left="0.4925in" fo:margin-right="0in" fo:margin-top="0in" fo:margin-bottom="0in" style:contextual-spacing="false" fo:text-indent="0in" style:auto-text-indent="false"/>
      <style:text-properties officeooo:paragraph-rsid="00377042"/>
    </style:style>
    <style:style style:name="P32"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33"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34"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35" style:family="paragraph" style:parent-style-name="Table_20_Contents">
      <style:paragraph-properties fo:text-align="center" style:justify-single-word="false"/>
      <style:text-properties officeooo:rsid="002c3713" officeooo:paragraph-rsid="004d32c6"/>
    </style:style>
    <style:style style:name="P36" style:family="paragraph" style:parent-style-name="Table_20_Contents">
      <style:paragraph-properties fo:text-align="center" style:justify-single-word="false"/>
      <style:text-properties officeooo:paragraph-rsid="004d32c6"/>
    </style:style>
    <style:style style:name="P37" style:family="paragraph" style:parent-style-name="Table_20_Contents">
      <style:paragraph-properties fo:text-align="center" style:justify-single-word="false"/>
      <style:text-properties officeooo:rsid="004d32c6" officeooo:paragraph-rsid="004d32c6"/>
    </style:style>
    <style:style style:name="P38" style:family="paragraph" style:parent-style-name="Table_20_Contents">
      <style:paragraph-properties fo:text-align="center" style:justify-single-word="false"/>
      <style:text-properties officeooo:rsid="004dabff" officeooo:paragraph-rsid="004dabff"/>
    </style:style>
    <style:style style:name="P39" style:family="paragraph" style:parent-style-name="Table_20_Contents">
      <style:text-properties officeooo:rsid="00522495" officeooo:paragraph-rsid="00522495"/>
    </style:style>
    <style:style style:name="P40" style:family="paragraph" style:parent-style-name="Table_20_Contents">
      <style:paragraph-properties fo:text-align="center" style:justify-single-word="false"/>
      <style:text-properties officeooo:rsid="00522495" officeooo:paragraph-rsid="00522495"/>
    </style:style>
    <style:style style:name="P41" style:family="paragraph" style:parent-style-name="Table_20_Contents">
      <style:paragraph-properties fo:text-align="center" style:justify-single-word="false"/>
      <style:text-properties officeooo:rsid="00539019" officeooo:paragraph-rsid="00539019"/>
    </style:style>
    <style:style style:name="P42" style:family="paragraph" style:parent-style-name="Heading_20_1">
      <style:text-properties officeooo:paragraph-rsid="00494296"/>
    </style:style>
    <style:style style:name="P43" style:family="paragraph" style:parent-style-name="Heading_20_1">
      <style:text-properties officeooo:paragraph-rsid="00377042"/>
    </style:style>
    <style:style style:name="P44" style:family="paragraph" style:parent-style-name="Heading_20_1" style:list-style-name="">
      <style:text-properties fo:font-weight="bold" style:font-weight-asian="bold" style:font-weight-complex="bold"/>
    </style:style>
    <style:style style:name="P45" style:family="paragraph" style:parent-style-name="Heading_20_1">
      <style:paragraph-properties fo:break-before="page"/>
      <style:text-properties fo:font-weight="bold" style:font-weight-asian="bold" style:font-weight-complex="bold"/>
    </style:style>
    <style:style style:name="P46" style:family="paragraph" style:parent-style-name="Heading_20_2">
      <style:text-properties officeooo:paragraph-rsid="00494296"/>
    </style:style>
    <style:style style:name="P47" style:family="paragraph" style:parent-style-name="Heading_20_2">
      <style:text-properties officeooo:paragraph-rsid="00389fb0"/>
    </style:style>
    <style:style style:name="P48" style:family="paragraph" style:parent-style-name="Heading_20_2">
      <style:text-properties officeooo:paragraph-rsid="006162d4"/>
    </style:style>
    <style:style style:name="P49" style:family="paragraph" style:parent-style-name="Heading_20_3">
      <style:paragraph-properties fo:text-align="center" style:justify-single-word="false"/>
      <style:text-properties fo:font-size="8pt" officeooo:rsid="006162d4" officeooo:paragraph-rsid="006162d4" style:font-size-asian="8pt" style:font-size-complex="8pt"/>
    </style:style>
    <style:style style:name="P50" style:family="paragraph" style:parent-style-name="Heading_20_3">
      <style:text-properties officeooo:paragraph-rsid="006162d4"/>
    </style:style>
    <style:style style:name="P51" style:family="paragraph" style:parent-style-name="Heading_20_3">
      <style:text-properties officeooo:paragraph-rsid="00684a9a"/>
    </style:style>
    <style:style style:name="P52" style:family="paragraph" style:parent-style-name="Heading_20_3">
      <style:paragraph-properties fo:margin-left="0.4925in" fo:margin-right="0in" fo:margin-top="0in" fo:margin-bottom="0in" style:contextual-spacing="false" fo:text-indent="0in" style:auto-text-indent="false"/>
      <style:text-properties fo:font-weight="normal" officeooo:rsid="005fec4f" officeooo:paragraph-rsid="006162d4" style:font-weight-asian="normal" style:font-weight-complex="normal"/>
    </style:style>
    <style:style style:name="P53" style:family="paragraph" style:parent-style-name="Text_20_body">
      <style:text-properties fo:font-size="9pt" fo:font-weight="bold" style:font-size-asian="7.84999990463257pt" style:font-weight-asian="bold" style:font-size-complex="9pt" style:font-weight-complex="bold"/>
    </style:style>
    <style:style style:name="P54" style:family="paragraph" style:parent-style-name="Text_20_body">
      <style:text-properties fo:font-weight="normal" officeooo:rsid="0060403f" officeooo:paragraph-rsid="0060403f" style:font-weight-asian="normal" style:font-weight-complex="normal"/>
    </style:style>
    <style:style style:name="P55" style:family="paragraph" style:parent-style-name="Text_20_body">
      <style:text-properties officeooo:paragraph-rsid="00684a9a"/>
    </style:style>
    <style:style style:name="P56" style:family="paragraph" style:parent-style-name="Text_20_body">
      <style:paragraph-properties fo:margin-top="0in" fo:margin-bottom="0in" style:contextual-spacing="false"/>
      <style:text-properties style:font-name="DejaVu Sans Mono" fo:font-size="10pt" fo:font-weight="normal" officeooo:rsid="006162d4" officeooo:paragraph-rsid="006162d4" style:font-size-asian="10pt" style:font-weight-asian="normal" style:font-size-complex="10pt" style:font-weight-complex="normal"/>
    </style:style>
    <style:style style:name="P57" style:family="paragraph" style:parent-style-name="Text_20_body" style:list-style-name="L1">
      <style:paragraph-properties fo:margin-top="0in" fo:margin-bottom="0in" style:contextual-spacing="false"/>
      <style:text-properties officeooo:rsid="0066035f" officeooo:paragraph-rsid="0066035f"/>
    </style:style>
    <style:style style:name="P58" style:family="paragraph" style:parent-style-name="Text_20_body">
      <style:paragraph-properties fo:margin-top="0in" fo:margin-bottom="0in" style:contextual-spacing="false"/>
      <style:text-properties officeooo:rsid="0066035f" officeooo:paragraph-rsid="0066035f"/>
    </style:style>
    <style:style style:name="P59" style:family="paragraph" style:parent-style-name="Text_20_body">
      <style:paragraph-properties fo:margin-left="0.4925in" fo:margin-right="0in" fo:margin-top="0in" fo:margin-bottom="0in" style:contextual-spacing="false" fo:text-indent="0in" style:auto-text-indent="false"/>
      <style:text-properties fo:font-weight="normal" officeooo:rsid="0060403f" officeooo:paragraph-rsid="0060403f" style:font-weight-asian="normal" style:font-weight-complex="normal"/>
    </style:style>
    <style:style style:name="P60"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indent="0in"/>
    </style:style>
    <style:style style:name="P6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font-weight-asian="bold" style:font-weight-complex="bold"/>
    </style:style>
    <style:style style:name="T4" style:family="text">
      <style:text-properties fo:font-weight="bold" officeooo:rsid="001d3a6a" style:font-weight-asian="bold" style:font-weight-complex="bold"/>
    </style:style>
    <style:style style:name="T5" style:family="text">
      <style:text-properties officeooo:rsid="0022365b"/>
    </style:style>
    <style:style style:name="T6" style:family="text">
      <style:text-properties fo:font-weight="normal" style:font-weight-asian="normal" style:font-weight-complex="normal"/>
    </style:style>
    <style:style style:name="T7" style:family="text">
      <style:text-properties fo:font-weight="normal" officeooo:rsid="0029a787" style:font-weight-asian="normal" style:font-weight-complex="normal"/>
    </style:style>
    <style:style style:name="T8" style:family="text">
      <style:text-properties fo:font-weight="normal" officeooo:rsid="005de3f2" style:font-weight-asian="normal" style:font-weight-complex="normal"/>
    </style:style>
    <style:style style:name="T9" style:family="text">
      <style:text-properties fo:font-weight="normal" officeooo:rsid="005fec4f" style:font-weight-asian="normal" style:font-weight-complex="normal"/>
    </style:style>
    <style:style style:name="T10" style:family="text">
      <style:text-properties fo:font-weight="normal" officeooo:rsid="0060403f" style:font-weight-asian="normal" style:font-weight-complex="normal"/>
    </style:style>
    <style:style style:name="T11" style:family="text">
      <style:text-properties fo:font-weight="normal" officeooo:rsid="0060ba10" style:font-weight-asian="normal" style:font-weight-complex="normal"/>
    </style:style>
    <style:style style:name="T12" style:family="text">
      <style:text-properties fo:font-weight="normal" officeooo:rsid="006162d4" style:font-weight-asian="normal" style:font-weight-complex="normal"/>
    </style:style>
    <style:style style:name="T13" style:family="text">
      <style:text-properties officeooo:rsid="0029e2a0"/>
    </style:style>
    <style:style style:name="T14" style:family="text">
      <style:text-properties officeooo:rsid="002c3cd7"/>
    </style:style>
    <style:style style:name="T15" style:family="text">
      <style:text-properties officeooo:rsid="002e383f"/>
    </style:style>
    <style:style style:name="T16" style:family="text">
      <style:text-properties officeooo:rsid="002ec417"/>
    </style:style>
    <style:style style:name="T17" style:family="text">
      <style:text-properties officeooo:rsid="0030bb3e"/>
    </style:style>
    <style:style style:name="T18" style:family="text">
      <style:text-properties fo:font-style="italic" style:font-style-asian="italic" style:font-style-complex="italic"/>
    </style:style>
    <style:style style:name="T19" style:family="text">
      <style:text-properties officeooo:rsid="0031288c"/>
    </style:style>
    <style:style style:name="T20" style:family="text">
      <style:text-properties officeooo:rsid="00324946"/>
    </style:style>
    <style:style style:name="T21" style:family="text">
      <style:text-properties officeooo:rsid="0034e281"/>
    </style:style>
    <style:style style:name="T22" style:family="text">
      <style:text-properties officeooo:rsid="00369535"/>
    </style:style>
    <style:style style:name="T23" style:family="text">
      <style:text-properties officeooo:rsid="003a1110"/>
    </style:style>
    <style:style style:name="T24" style:family="text">
      <style:text-properties officeooo:rsid="003b35cb"/>
    </style:style>
    <style:style style:name="T25" style:family="text">
      <style:text-properties officeooo:rsid="003cb6ef"/>
    </style:style>
    <style:style style:name="T26" style:family="text">
      <style:text-properties officeooo:rsid="003d650e"/>
    </style:style>
    <style:style style:name="T27" style:family="text">
      <style:text-properties officeooo:rsid="00400d4e"/>
    </style:style>
    <style:style style:name="T28" style:family="text">
      <style:text-properties officeooo:rsid="00437581"/>
    </style:style>
    <style:style style:name="T29" style:family="text">
      <style:text-properties officeooo:rsid="00448d78"/>
    </style:style>
    <style:style style:name="T30" style:family="text">
      <style:text-properties officeooo:rsid="00481476"/>
    </style:style>
    <style:style style:name="T31" style:family="text">
      <style:text-properties officeooo:rsid="00494296"/>
    </style:style>
    <style:style style:name="T32" style:family="text">
      <style:text-properties officeooo:rsid="004b0a7e"/>
    </style:style>
    <style:style style:name="T33" style:family="text">
      <style:text-properties officeooo:rsid="004d04dc"/>
    </style:style>
    <style:style style:name="T34" style:family="text">
      <style:text-properties officeooo:rsid="004d079e"/>
    </style:style>
    <style:style style:name="T35" style:family="text">
      <style:text-properties officeooo:rsid="004d32c6"/>
    </style:style>
    <style:style style:name="T36" style:family="text">
      <style:text-properties officeooo:rsid="00502b4f"/>
    </style:style>
    <style:style style:name="T37" style:family="text">
      <style:text-properties officeooo:rsid="00506a49"/>
    </style:style>
    <style:style style:name="T38" style:family="text">
      <style:text-properties officeooo:rsid="00522495"/>
    </style:style>
    <style:style style:name="T39" style:family="text">
      <style:text-properties officeooo:rsid="00539019"/>
    </style:style>
    <style:style style:name="T40" style:family="text">
      <style:text-properties officeooo:rsid="0054a564"/>
    </style:style>
    <style:style style:name="T41" style:family="text">
      <style:text-properties officeooo:rsid="0054e549"/>
    </style:style>
    <style:style style:name="T42" style:family="text">
      <style:text-properties officeooo:rsid="00574f3b"/>
    </style:style>
    <style:style style:name="T43" style:family="text">
      <style:text-properties officeooo:rsid="0059156a"/>
    </style:style>
    <style:style style:name="T44" style:family="text">
      <style:text-properties officeooo:rsid="00595260"/>
    </style:style>
    <style:style style:name="T45" style:family="text">
      <style:text-properties officeooo:rsid="005a808b"/>
    </style:style>
    <style:style style:name="T46" style:family="text">
      <style:text-properties officeooo:rsid="005c40f8"/>
    </style:style>
    <style:style style:name="T47" style:family="text">
      <style:text-properties officeooo:rsid="005ed81a"/>
    </style:style>
    <style:style style:name="T48" style:family="text">
      <style:text-properties officeooo:rsid="005fec4f"/>
    </style:style>
    <style:style style:name="T49" style:family="text">
      <style:text-properties officeooo:rsid="006266f5"/>
    </style:style>
    <style:style style:name="T50" style:family="text">
      <style:text-properties officeooo:rsid="0064ea76"/>
    </style:style>
    <style:style style:name="T51" style:family="text">
      <style:text-properties officeooo:rsid="0066035f"/>
    </style:style>
    <style:style style:name="T52" style:family="text">
      <style:text-properties officeooo:rsid="00679e07"/>
    </style:style>
    <style:style style:name="T53" style:family="text">
      <style:text-properties officeooo:rsid="00684a9a"/>
    </style:style>
    <style:style style:name="T54"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93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833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8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63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71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9in" fo:min-width="0.8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OCOM<text:span text:style-name="T29">x</text:span> User Manual</text:p>
      <text:p text:style-name="Subtitle">Developer’s manual and installation manual</text:p>
      <text:p text:style-name="P18"><text:s text:c="6"/><text:span text:style-name="T2">The IOCOM</text:span><text:span text:style-name="T29">x</text:span><text:span text:style-name="T2"> </text:span><text:span text:style-name="T29">device</text:span><text:span text:style-name="T2"> </text:span><text:span text:style-name="T29">transmits and receives switch states between sender and receiver, and operates a relay based upon the state of the remote switch. An individual system is capable of both transmission and reception simultaneously. </text:span></text:p>
      <text:p text:style-name="P18"><text:s text:c="3"/><text:span text:style-name="T2">The IOCOM</text:span><text:span text:style-name="T29">x</text:span><text:span text:style-name="T2"> system </text:span><text:span text:style-name="T32">may </text:span><text:span text:style-name="T2">consist </text:span><text:span text:style-name="T27">of</text:span><text:span text:style-name="T2"> </text:span><text:span text:style-name="T27">several, </text:span><text:span text:style-name="T2">separate </text:span><text:span text:style-name="T29">devices (</text:span><text:span text:style-name="T2">modules</text:span><text:span text:style-name="T29">)</text:span><text:span text:style-name="T2">. </text:span><text:span text:style-name="T27">Each module can take care of eight individual channels, </text:span><text:span text:style-name="T28">and </text:span><text:span text:style-name="T29">up to </text:span><text:span text:style-name="T28">eight modules can be grouped </text:span><text:span text:style-name="T33">in</text:span><text:span text:style-name="T28">to </text:span><text:span text:style-name="T33">a </text:span><text:span text:style-name="T28">system. </text:span><text:span text:style-name="T32">This </text:span><text:span text:style-name="T29">result</text:span><text:span text:style-name="T32">s in </text:span><text:span text:style-name="T29">total capability of </text:span><text:span text:style-name="T28">64 channels. </text:span><text:span text:style-name="T32">If desired, </text:span><text:span text:style-name="T33">less modules may be grouped. </text:span><text:span text:style-name="T34">There are no </text:span><text:span text:style-name="T36">system </text:span><text:span text:style-name="T34">coexistence limits, m</text:span><text:span text:style-name="T32">ultiple </text:span><text:span text:style-name="T29">systems may be deployed </text:span><text:span text:style-name="T32">in the same airspace</text:span><text:span text:style-name="T29">.</text:span></text:p>
      <text:p text:style-name="P19"><text:s text:c="2"/><text:span text:style-name="T29"><text:s/>Up to eight IOCOMx </text:span><text:span text:style-name="T30">modules</text:span><text:span text:style-name="T29"> can be connected to a single bus </text:span><text:span text:style-name="T36">in a </text:span><text:span text:style-name="T35">single system</text:span><text:span text:style-name="T29">. </text:span><text:span text:style-name="T30">The modules receive an ordinal number from configuration, and the ordinal number determines the range of switches this module will </text:span><text:span text:style-name="T31">represent in </text:span><text:span text:style-name="T36">the </text:span><text:span text:style-name="T30">transmit / receive </text:span><text:span text:style-name="T36">process</text:span><text:span text:style-name="T30">.</text:span></text:p>
      <text:h text:style-name="Heading_20_1" text:outline-level="1"><text:bookmark-start text:name="__RefHeading___Toc860_2269336703"/>Communication Schematic<text:bookmark-end text:name="__RefHeading___Toc860_2269336703"/></text:h>
      <text:p text:style-name="P3"><draw:g text:anchor-type="as-char" draw:z-index="0" draw:name="Shape1" draw:style-name="gr1"><draw:custom-shape draw:style-name="gr2" draw:text-style-name="P60"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0"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0"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0"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1"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1"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1"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1"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1"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61"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62" svg:x1="1.461in" svg:y1="0.702in" svg:x2="1.4374in" svg:y2="4.0594in"><text:p/></draw:line><draw:g draw:style-name="gr5"><draw:custom-shape draw:style-name="gr6" draw:text-style-name="P63"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5"><draw:custom-shape draw:style-name="gr6" draw:text-style-name="P63"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63"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5"><draw:line draw:style-name="gr7" draw:text-style-name="P62" svg:x1="2.2925in" svg:y1="0.9732in" svg:x2="2.5106in" svg:y2="1.1252in"><text:p/></draw:line><draw:line draw:style-name="gr7" draw:text-style-name="P62" svg:x1="2.328in" svg:y1="0.9756in" svg:x2="2.0886in" svg:y2="1.126in"><text:p/></draw:line></draw:g><draw:g draw:style-name="gr5"><draw:line draw:style-name="gr7" draw:text-style-name="P62" svg:x1="4.415in" svg:y1="0.9669in" svg:x2="4.6331in" svg:y2="1.1189in"><text:p/></draw:line><draw:line draw:style-name="gr7" draw:text-style-name="P62" svg:x1="4.4504in" svg:y1="0.9689in" svg:x2="4.211in" svg:y2="1.1193in"><text:p/></draw:line></draw:g><draw:line draw:style-name="gr4" draw:text-style-name="P62" svg:x1="2.3016in" svg:y1="1.0287in" svg:x2="2.3079in" svg:y2="1.9012in"><text:p/></draw:line><draw:line draw:style-name="gr4" draw:text-style-name="P62" svg:x1="4.4433in" svg:y1="1.035in" svg:x2="4.4496in" svg:y2="1.9075in"><text:p/></draw:line><draw:frame draw:style-name="gr8" draw:text-style-name="P65" svg:width="0.9795in" svg:height="0.3232in" svg:x="1.8327in" svg:y="1.8752in"><draw:text-box><text:p text:style-name="P64"><text:span text:style-name="T54">IOCOMx</text:span></text:p></draw:text-box></draw:frame><draw:frame draw:style-name="gr8" draw:text-style-name="P65" svg:width="0.9795in" svg:height="0.3232in" svg:x="4.0134in" svg:y="1.8811in"><draw:text-box><text:p text:style-name="P64"><text:span text:style-name="T54">IOCOMx</text:span></text:p></draw:text-box></draw:frame><draw:frame draw:style-name="gr8" draw:text-style-name="P65" svg:width="0.9795in" svg:height="0.3232in" svg:x="0.1335in" svg:y="0.0134in"><draw:text-box><text:p text:style-name="P64"><text:span text:style-name="T54">IOCOMx</text:span></text:p></draw:text-box></draw:frame><draw:frame draw:style-name="gr9" draw:text-style-name="P65" svg:width="0.9795in" svg:height="0.3232in" svg:x="5.6866in" svg:y="0in"><draw:text-box><text:p text:style-name="P64"><text:span text:style-name="T54">IOCOMx</text:span></text:p></draw:text-box></draw:frame><draw:line draw:style-name="gr4" draw:text-style-name="P62" svg:x1="1.1929in" svg:y1="0.7142in" svg:x2="1.4638in" svg:y2="0.7102in"><text:p/></draw:line><draw:line draw:style-name="gr4" draw:text-style-name="P62" svg:x1="1.1953in" svg:y1="1.6862in" svg:x2="1.4622in" svg:y2="1.6878in"><text:p/></draw:line><draw:line draw:style-name="gr4" draw:text-style-name="P62" svg:x1="1.1827in" svg:y1="3.0343in" svg:x2="1.4449in" svg:y2="3.0311in"><text:p/></draw:line><draw:line draw:style-name="gr4" draw:text-style-name="P62" svg:x1="1.163in" svg:y1="4.0626in" svg:x2="1.4319in" svg:y2="4.061in"><text:p/></draw:line><draw:line draw:style-name="gr4" draw:text-style-name="P62" svg:x1="5.2961in" svg:y1="0.676in" svg:x2="5.2705in" svg:y2="4.011in"><text:p/></draw:line><draw:line draw:style-name="gr4" draw:text-style-name="P62" svg:x1="5.2917in" svg:y1="0.6783in" svg:x2="5.5567in" svg:y2="0.6783in"><text:p/></draw:line><draw:line draw:style-name="gr4" draw:text-style-name="P62" svg:x1="5.2898in" svg:y1="1.6803in" svg:x2="5.5587in" svg:y2="1.6764in"><text:p/></draw:line><draw:line draw:style-name="gr4" draw:text-style-name="P62" svg:x1="5.2803in" svg:y1="3.0744in" svg:x2="5.5567in" svg:y2="3.0724in"><text:p/></draw:line><draw:line draw:style-name="gr4" draw:text-style-name="P62" svg:x1="5.2689in" svg:y1="3.9984in" svg:x2="5.5417in" svg:y2="4in"><text:p/></draw:line><draw:frame draw:style-name="gr10" draw:text-style-name="P66" svg:width="1.0323in" svg:height="0.387in" svg:x="0.0555in" svg:y="0.4819in"><draw:text-box><text:p text:style-name="P64"><text:span text:style-name="T55">Ord # 1</text:span></text:p></draw:text-box></draw:frame><draw:frame draw:style-name="gr11" draw:text-style-name="P66" svg:width="1.0323in" svg:height="0.387in" svg:x="5.622in" svg:y="0.4689in"><draw:text-box><text:p text:style-name="P64"><text:span text:style-name="T55">Ord # 1</text:span></text:p></draw:text-box></draw:frame><draw:frame draw:style-name="gr12" draw:text-style-name="P67" svg:width="0.8925in" svg:height="0.2594in" svg:x="1.9634in" svg:y="0.6902in"><draw:text-box><text:p text:style-name="P64"><text:span text:style-name="T56">Antenna</text:span></text:p></draw:text-box></draw:frame><draw:frame draw:style-name="gr13" draw:text-style-name="P67" svg:width="0.878in" svg:height="0.2594in" svg:x="4.0799in" svg:y="0.6638in"><draw:text-box><text:p text:style-name="P64"><text:span text:style-name="T56">Antenna</text:span></text:p></draw:text-box></draw:frame><draw:g draw:style-name="gr5"><draw:line draw:style-name="gr4" draw:text-style-name="P62" svg:x1="2.6232in" svg:y1="0.3646in" svg:x2="2.3957in" svg:y2="0.4882in"><text:p/></draw:line><draw:line draw:style-name="gr4" draw:text-style-name="P62" svg:x1="2.4736in" svg:y1="0.5846in" svg:x2="2.3953in" svg:y2="0.487in"><text:p/></draw:line><draw:line draw:style-name="gr4" draw:text-style-name="P62" svg:x1="2.2646in" svg:y1="0.6949in" svg:x2="2.4728in" svg:y2="0.5839in"><text:p/></draw:line><draw:line draw:style-name="gr4" draw:text-style-name="P62" svg:x1="2.3177in" svg:y1="0.5874in" svg:x2="2.2646in" svg:y2="0.6949in"><text:p/></draw:line><draw:line draw:style-name="gr4" draw:text-style-name="P62" svg:x1="2.3811in" svg:y1="0.7114in" svg:x2="2.2638in" svg:y2="0.6953in"><text:p/></draw:line></draw:g><draw:g draw:style-name="gr5"><draw:line draw:style-name="gr4" draw:text-style-name="P62" svg:x1="4.661in" svg:y1="0.2957in" svg:x2="4.4335in" svg:y2="0.4193in"><text:p/></draw:line><draw:line draw:style-name="gr4" draw:text-style-name="P62" svg:x1="4.5114in" svg:y1="0.5154in" svg:x2="4.4331in" svg:y2="0.4177in"><text:p/></draw:line><draw:line draw:style-name="gr4" draw:text-style-name="P62" svg:x1="4.3024in" svg:y1="0.6256in" svg:x2="4.5106in" svg:y2="0.5146in"><text:p/></draw:line><draw:line draw:style-name="gr4" draw:text-style-name="P62" svg:x1="4.3555in" svg:y1="0.5181in" svg:x2="4.3024in" svg:y2="0.6256in"><text:p/></draw:line><draw:line draw:style-name="gr4" draw:text-style-name="P62" svg:x1="4.4189in" svg:y1="0.6417in" svg:x2="4.3016in" svg:y2="0.6256in"><text:p/></draw:line></draw:g><draw:frame draw:style-name="gr14" draw:text-style-name="P68" svg:width="0.9217in" svg:height="0.3067in" svg:x="1.8555in" svg:y="2.2299in"><draw:text-box><text:p text:style-name="P64"><text:span text:style-name="T57">TxRx=1</text:span></text:p></draw:text-box></draw:frame><draw:frame draw:style-name="gr14" draw:text-style-name="P68" svg:width="0.9898in" svg:height="0.3067in" svg:x="4.0138in" svg:y="2.2417in"><draw:text-box><text:p text:style-name="P64"><text:span text:style-name="T57">TxRx=1</text:span></text:p></draw:text-box></draw:frame><draw:frame draw:style-name="gr11" draw:text-style-name="P66" svg:width="1.0323in" svg:height="0.387in" svg:x="0.0846in" svg:y="1.4252in"><draw:text-box><text:p text:style-name="P64"><text:span text:style-name="T55">Ord # 2</text:span></text:p></draw:text-box></draw:frame><draw:frame draw:style-name="gr11" draw:text-style-name="P66" svg:width="1.0323in" svg:height="0.387in" svg:x="0.0445in" svg:y="2.8374in"><draw:text-box><text:p text:style-name="P64"><text:span text:style-name="T55">Ord # 7</text:span></text:p></draw:text-box></draw:frame><draw:frame draw:style-name="gr11" draw:text-style-name="P66" svg:width="1.0323in" svg:height="0.387in" svg:x="0.0563in" svg:y="3.8272in"><draw:text-box><text:p text:style-name="P64"><text:span text:style-name="T55">Ord # 8</text:span></text:p></draw:text-box></draw:frame><draw:frame draw:style-name="gr11" draw:text-style-name="P66" svg:width="1.0323in" svg:height="0.387in" svg:x="5.622in" svg:y="1.4583in"><draw:text-box><text:p text:style-name="P64"><text:span text:style-name="T55">Ord # 2</text:span></text:p></draw:text-box></draw:frame><draw:frame draw:style-name="gr10" draw:text-style-name="P66" svg:width="1.0323in" svg:height="0.387in" svg:x="5.6409in" svg:y="2.8472in"><draw:text-box><text:p text:style-name="P64"><text:span text:style-name="T55">Ord # 7</text:span></text:p></draw:text-box></draw:frame><draw:frame draw:style-name="gr15" draw:text-style-name="P66" svg:width="1.0323in" svg:height="0.387in" svg:x="5.6291in" svg:y="3.7437in"><draw:text-box><text:p text:style-name="P64"><text:span text:style-name="T55">Ord # 8</text:span></text:p></draw:text-box></draw:frame><draw:line draw:style-name="gr4" draw:text-style-name="P62" svg:x1="5.076in" svg:y1="2.2819in" svg:x2="5.2858in" svg:y2="2.2807in"><text:p/></draw:line><draw:line draw:style-name="gr4" draw:text-style-name="P62" svg:x1="1.4524in" svg:y1="2.2122in" svg:x2="1.7461in" svg:y2="2.2161in"><text:p/></draw:line><draw:frame draw:style-name="gr16" draw:text-style-name="P68" svg:width="0.8961in" svg:height="0.2913in" draw:transform="rotate (1.58004657183047) translate (1.47916666666667in 3.90063429571304in)"><draw:text-box><text:p text:style-name="P64"><text:span text:style-name="T57">CAN Bus</text:span></text:p></draw:text-box></draw:frame><draw:frame draw:style-name="gr16" draw:text-style-name="P68" svg:width="0.8961in" svg:height="0.2913in" draw:transform="rotate (1.57934844012967) translate (4.94861111111111in 3.90033355205599in)"><draw:text-box><text:p text:style-name="P64"><text:span text:style-name="T57">CAN Bus</text:span></text:p></draw:text-box></draw:frame><draw:frame draw:style-name="gr17" draw:text-style-name="P68" svg:width="1.0031in" svg:height="0.2913in" svg:x="1.2146in" svg:y="0.352in"><draw:text-box><text:p text:style-name="P64"><text:span text:style-name="T57">Sw 1 … 8</text:span></text:p></draw:text-box></draw:frame><draw:frame draw:style-name="gr18" draw:text-style-name="P68" svg:width="0.8031in" svg:height="0.2913in" svg:x="4.711in" svg:y="0.372in"><draw:text-box><text:p text:style-name="P64"><text:span text:style-name="T57">Sw 1 ..8</text:span></text:p></draw:text-box></draw:frame><draw:frame draw:style-name="gr17" draw:text-style-name="P68" svg:width="1.178in" svg:height="0.2913in" svg:x="4.3465in" svg:y="4.1165in"><draw:text-box><text:p text:style-name="P64"><text:span text:style-name="T57">Sw 57 … 64</text:span></text:p></draw:text-box></draw:frame><draw:frame draw:style-name="gr17" draw:text-style-name="P68" svg:width="1.2496in" svg:height="0.2913in" svg:x="1.2154in" svg:y="4.1484in"><draw:text-box><text:p text:style-name="P64"><text:span text:style-name="T57">Sw 57 … 64</text:span></text:p></draw:text-box></draw:frame></draw:g></text:p>
      <text:p text:style-name="P18"><text:soft-page-break/></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8"><text:a xlink:type="simple" xlink:href="#__RefHeading___Toc860_2269336703" text:style-name="Index_20_Link" text:visited-style-name="Index_20_Link">Communication Schematic<text:tab/>1</text:a></text:p>
          <text:p text:style-name="P28"><text:a xlink:type="simple" xlink:href="#__RefHeading___Toc945_2269336703" text:style-name="Index_20_Link" text:visited-style-name="Index_20_Link"><text:s/>Introduction<text:tab/>3</text:a></text:p>
          <text:p text:style-name="P28"><text:a xlink:type="simple" xlink:href="#__RefHeading___Toc143_2810858993" text:style-name="Index_20_Link" text:visited-style-name="Index_20_Link">IOCOMx Pairing<text:tab/>3</text:a></text:p>
          <text:p text:style-name="P29"><text:a xlink:type="simple" xlink:href="#__RefHeading___Toc145_2810858993" text:style-name="Index_20_Link" text:visited-style-name="Index_20_Link"><text:s/>Setup via Web Page<text:tab/>3</text:a></text:p>
          <text:p text:style-name="P29"><text:a xlink:type="simple" xlink:href="#__RefHeading___Toc147_2810858993" text:style-name="Index_20_Link" text:visited-style-name="Index_20_Link">Pairing Protocol<text:tab/>4</text:a></text:p>
          <text:p text:style-name="P29"><text:a xlink:type="simple" xlink:href="#__RefHeading___Toc149_2810858993" text:style-name="Index_20_Link" text:visited-style-name="Index_20_Link">Web Page Setup, Enable Configuration<text:tab/>4</text:a></text:p>
          <text:p text:style-name="P30"><text:a xlink:type="simple" xlink:href="#__RefHeading___Toc151_2810858993" text:style-name="Index_20_Link" text:visited-style-name="Index_20_Link">Setup Option for Repeat interval:<text:tab/>4</text:a></text:p>
          <text:p text:style-name="P30"><text:a xlink:type="simple" xlink:href="#__RefHeading___Toc153_2810858993" text:style-name="Index_20_Link" text:visited-style-name="Index_20_Link">Setup Option for Repeat count:<text:tab/>4</text:a></text:p>
          <text:p text:style-name="P29"><text:a xlink:type="simple" xlink:href="#__RefHeading___Toc393_2810858993" text:style-name="Index_20_Link" text:visited-style-name="Index_20_Link">Network Name Configuration:<text:tab/>4</text:a></text:p>
          <text:p text:style-name="P29"><text:a xlink:type="simple" xlink:href="#__RefHeading___Toc744_2269336703" text:style-name="Index_20_Link" text:visited-style-name="Index_20_Link"><text:s/>General Configuration:<text:tab/>5</text:a></text:p>
          <text:p text:style-name="P29"><text:a xlink:type="simple" xlink:href="#__RefHeading___Toc395_2810858993" text:style-name="Index_20_Link" text:visited-style-name="Index_20_Link"><text:s/>Battery Voltage:<text:tab/>5</text:a></text:p>
          <text:p text:style-name="P29"><text:a xlink:type="simple" xlink:href="#__RefHeading___Toc155_2810858993" text:style-name="Index_20_Link" text:visited-style-name="Index_20_Link">Technical Details:<text:tab/>5</text:a></text:p>
          <text:p text:style-name="P30"><text:a xlink:type="simple" xlink:href="#__RefHeading___Toc1050_2269336703" text:style-name="Index_20_Link" text:visited-style-name="Index_20_Link">LED codes:<text:tab/>6</text:a></text:p>
          <text:p text:style-name="P30"><text:a xlink:type="simple" xlink:href="#__RefHeading___Toc1052_2269336703" text:style-name="Index_20_Link" text:visited-style-name="Index_20_Link">Pairing Diversity:<text:tab/>6</text:a></text:p>
          <text:p text:style-name="P29"><text:a xlink:type="simple" xlink:href="#__RefHeading___Toc157_2810858993" text:style-name="Index_20_Link" text:visited-style-name="Index_20_Link">Recovery:<text:tab/>6</text:a></text:p>
          <text:p text:style-name="P29"><text:a xlink:type="simple" xlink:href="#__RefHeading___Toc277_2810858993" text:style-name="Index_20_Link" text:visited-style-name="Index_20_Link">Transmit Power Configuration:<text:tab/>6</text:a></text:p>
          <text:p text:style-name="P29"><text:a xlink:type="simple" xlink:href="#__RefHeading___Toc279_2810858993" text:style-name="Index_20_Link" text:visited-style-name="Index_20_Link">Repeat Interval for the ON signal:<text:tab/>6</text:a></text:p>
          <text:p text:style-name="P29"><text:a xlink:type="simple" xlink:href="#__RefHeading___Toc281_2810858993" text:style-name="Index_20_Link" text:visited-style-name="Index_20_Link">Repeat Count for the OFF Signal:<text:tab/>7</text:a></text:p>
          <text:p text:style-name="P28"><text:a xlink:type="simple" xlink:href="#__RefHeading___Toc371_2810858993" text:style-name="Index_20_Link" text:visited-style-name="Index_20_Link">IOCOMx Transceiver; Advanced Settings<text:tab/>7</text:a></text:p>
          <text:p text:style-name="P29"><text:a xlink:type="simple" xlink:href="#__RefHeading___Toc373_2810858993" text:style-name="Index_20_Link" text:visited-style-name="Index_20_Link">Receiver Configuration:<text:tab/>7</text:a></text:p>
          <text:p text:style-name="P30"><text:a xlink:type="simple" xlink:href="#__RefHeading___Toc375_2810858993" text:style-name="Index_20_Link" text:visited-style-name="Index_20_Link">Receiver Logic Selection list:<text:tab/>7</text:a></text:p>
          <text:p text:style-name="P29"><text:a xlink:type="simple" xlink:href="#__RefHeading___Toc1054_2269336703" text:style-name="Index_20_Link" text:visited-style-name="Index_20_Link">Modes Description<text:tab/>7</text:a></text:p>
          <text:p text:style-name="P29"><text:a xlink:type="simple" xlink:href="#__RefHeading___Toc377_2810858993" text:style-name="Index_20_Link" text:visited-style-name="Index_20_Link">Timed-Off / Timed-On Timings:<text:tab/>8</text:a></text:p>
          <text:p text:style-name="P29"><text:a xlink:type="simple" xlink:href="#__RefHeading___Toc379_2810858993" text:style-name="Index_20_Link" text:visited-style-name="Index_20_Link">Timed-Off Timed-ON retrigger:<text:tab/>9</text:a></text:p>
          <text:p text:style-name="P28"><text:a xlink:type="simple" xlink:href="#__RefHeading___Toc381_2810858993" text:style-name="Index_20_Link" text:visited-style-name="Index_20_Link">Web page footers<text:tab/>9</text:a></text:p>
        </text:index-body>
      </text:table-of-content>
      <text:p text:style-name="P53"/>
      <text:p text:style-name="P5"><text:bookmark-start text:name="__RefHeading___Toc740_2269336703"/><text:span text:style-name="T35">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Release Name</text:p>
          </table:table-cell>
          <table:table-cell table:style-name="Table1.A1" office:value-type="string">
            <text:p text:style-name="P32">Version </text:p>
          </table:table-cell>
          <table:table-cell table:style-name="Table1.A1" office:value-type="string">
            <text:p text:style-name="P32">Initials</text:p>
          </table:table-cell>
        </table:table-row>
        <table:table-row table:style-name="TableLine94774541276560">
          <table:table-cell table:style-name="Table1.A1" office:value-type="string">
            <text:p text:style-name="P35">Initial Release <text:span text:style-name="T35">of predecessor <text:s/></text:span></text:p>
          </table:table-cell>
          <table:table-cell table:style-name="Table1.A1" office:value-type="string">
            <text:p text:style-name="P35">1.0 at Thu 29.Apr.2021</text:p>
          </table:table-cell>
          <table:table-cell table:style-name="Table1.A1" office:value-type="string">
            <text:p text:style-name="P35">PG</text:p>
          </table:table-cell>
        </table:table-row>
        <table:table-row table:style-name="TableLine94774541368912">
          <table:table-cell table:style-name="Table1.A1" office:value-type="string">
            <text:p text:style-name="P37">Initial Release of IOCOMx</text:p>
          </table:table-cell>
          <table:table-cell table:style-name="Table1.A1" office:value-type="string">
            <text:p text:style-name="P37">Thu 15 Jul 2021</text:p>
          </table:table-cell>
          <table:table-cell table:style-name="Table1.A1" office:value-type="string">
            <text:p text:style-name="P36"/>
          </table:table-cell>
        </table:table-row>
      </table:table>
      <text:p text:style-name="P53"/>
      <text:p text:style-name="P5"><text:bookmark-start text:name="__RefHeading___Toc742_2269336703"/><text:span text:style-name="T35">Firmware </text:span>Versioning:<text:bookmark-end text:name="__RefHeading___Toc742_2269336703"/></text:p>
      <table:table table:name="Table3" table:style-name="Table3">
        <table:table-column table:style-name="Table3.A" table:number-columns-repeated="3"/>
        <table:table-row table:style-name="TableLine94774541400592">
          <table:table-cell table:style-name="Table3.A1" office:value-type="string">
            <text:p text:style-name="P32">Release Name</text:p>
          </table:table-cell>
          <table:table-cell table:style-name="Table3.A1" office:value-type="string">
            <text:p text:style-name="P32">Firm<text:span text:style-name="T35">w</text:span>are</text:p>
          </table:table-cell>
          <table:table-cell table:style-name="Table3.A1" office:value-type="string">
            <text:p text:style-name="P32">Initials</text:p>
          </table:table-cell>
        </table:table-row>
        <table:table-row table:style-name="TableLine94774541588752">
          <table:table-cell table:style-name="Table3.A1" office:value-type="string">
            <text:p text:style-name="P37">First Board</text:p>
          </table:table-cell>
          <table:table-cell table:style-name="Table3.A1" office:value-type="string">
            <text:p text:style-name="P37"><text:s/>Wed 30.Jun.2021</text:p>
          </table:table-cell>
          <table:table-cell table:style-name="Table3.A1" office:value-type="string">
            <text:p text:style-name="P38">CB</text:p>
          </table:table-cell>
        </table:table-row>
        <table:table-row table:style-name="TableLine94774541589232">
          <table:table-cell table:style-name="Table3.A1" office:value-type="string">
            <text:p text:style-name="P37">Initial Release</text:p>
          </table:table-cell>
          <table:table-cell table:style-name="Table3.A1" office:value-type="string">
            <text:p text:style-name="P37">Thu 15 Jul 2021</text:p>
          </table:table-cell>
          <table:table-cell table:style-name="Table3.A1" office:value-type="string">
            <text:p text:style-name="P38">PG</text:p>
          </table:table-cell>
        </table:table-row>
        <table:table-row table:style-name="TableLine94774541590000">
          <table:table-cell table:style-name="Table3.A1" office:value-type="string">
            <text:p text:style-name="P37"/>
          </table:table-cell>
          <table:table-cell table:style-name="Table3.A1" office:value-type="string">
            <text:p text:style-name="P37"/>
          </table:table-cell>
          <table:table-cell table:style-name="Table3.A1" office:value-type="string">
            <text:p text:style-name="P38"/>
          </table:table-cell>
        </table:table-row>
      </table:table>
      <text:p text:style-name="P20"/>
      <text:h text:style-name="Heading_20_1" text:outline-level="1"><text:bookmark-start text:name="__RefHeading___Toc945_2269336703"/><text:soft-page-break/><text:span text:style-name="T27"><text:s text:c="2"/></text:span><text:span text:style-name="T37">Introduction</text:span><text:bookmark-end text:name="__RefHeading___Toc945_2269336703"/></text:h>
      <text:p text:style-name="P21"><text:span text:style-name="T29"><text:s text:c="3"/></text:span><text:span text:style-name="T37">Within the limit of eight, any</text:span><text:span text:style-name="T29"> number of </text:span><text:span text:style-name="T37">IOCOMx modules</text:span><text:span text:style-name="T29"> can be grouped </text:span><text:span text:style-name="T37">in</text:span><text:span text:style-name="T39">to</text:span><text:span text:style-name="T37"> one system. </text:span><text:span text:style-name="T38">The following table contains the </text:span><text:span text:style-name="T39">char</text:span><text:span text:style-name="T42">t</text:span><text:span text:style-name="T39"> of modules and the</text:span><text:span text:style-name="T42">ir corresponding </text:span><text:span text:style-name="T39">port ranges.</text:span></text:p>
      <table:table table:name="Table4" table:style-name="Table4">
        <table:table-column table:style-name="Table4.A"/>
        <table:table-column table:style-name="Table4.B"/>
        <table:table-column table:style-name="Table4.C"/>
        <table:table-column table:style-name="Table4.D"/>
        <table:table-row table:style-name="TableLine94774541236896">
          <table:table-cell table:style-name="Table4.A1" office:value-type="string">
            <text:p text:style-name="P33">Module <text:span text:style-name="T39">Count</text:span></text:p>
          </table:table-cell>
          <table:table-cell table:style-name="Table4.A1" office:value-type="string">
            <text:p text:style-name="P34">Ordinal</text:p>
          </table:table-cell>
          <table:table-cell table:style-name="Table4.A1" office:value-type="string">
            <text:p text:style-name="P33">Port Total</text:p>
          </table:table-cell>
          <table:table-cell table:style-name="Table4.A1" office:value-type="string">
            <text:p text:style-name="P33">Port Ranges</text:p>
          </table:table-cell>
        </table:table-row>
        <table:table-row table:style-name="TableLine94774541634592">
          <table:table-cell table:style-name="Table4.A1" office:value-type="string">
            <text:p text:style-name="P40">1</text:p>
          </table:table-cell>
          <table:table-cell table:style-name="Table4.A1" office:value-type="string">
            <text:p text:style-name="P41">1</text:p>
          </table:table-cell>
          <table:table-cell table:style-name="Table4.A1" office:value-type="string">
            <text:p text:style-name="P40">8</text:p>
          </table:table-cell>
          <table:table-cell table:style-name="Table4.A1" office:value-type="string">
            <text:p text:style-name="P39">1-8</text:p>
          </table:table-cell>
        </table:table-row>
        <table:table-row table:style-name="TableLine94774541635248">
          <table:table-cell table:style-name="Table4.A1" office:value-type="string">
            <text:p text:style-name="P40">2</text:p>
          </table:table-cell>
          <table:table-cell table:style-name="Table4.A1" office:value-type="string">
            <text:p text:style-name="P41">2</text:p>
          </table:table-cell>
          <table:table-cell table:style-name="Table4.A1" office:value-type="string">
            <text:p text:style-name="P40">16</text:p>
          </table:table-cell>
          <table:table-cell table:style-name="Table4.A1" office:value-type="string">
            <text:p text:style-name="P39">1-8; <text:s/>9-16;</text:p>
          </table:table-cell>
        </table:table-row>
        <table:table-row table:style-name="TableLine94774541636176">
          <table:table-cell table:style-name="Table4.A1" office:value-type="string">
            <text:p text:style-name="P40">3</text:p>
          </table:table-cell>
          <table:table-cell table:style-name="Table4.A1" office:value-type="string">
            <text:p text:style-name="P41">3</text:p>
          </table:table-cell>
          <table:table-cell table:style-name="Table4.A1" office:value-type="string">
            <text:p text:style-name="P40">24</text:p>
          </table:table-cell>
          <table:table-cell table:style-name="Table4.A1" office:value-type="string">
            <text:p text:style-name="P39">1-8; 9-16; 17-24; </text:p>
          </table:table-cell>
        </table:table-row>
        <table:table-row table:style-name="TableLine94774541637152">
          <table:table-cell table:style-name="Table4.A1" office:value-type="string">
            <text:p text:style-name="P40">4</text:p>
          </table:table-cell>
          <table:table-cell table:style-name="Table4.A1" office:value-type="string">
            <text:p text:style-name="P41">4</text:p>
          </table:table-cell>
          <table:table-cell table:style-name="Table4.A1" office:value-type="string">
            <text:p text:style-name="P40">32</text:p>
          </table:table-cell>
          <table:table-cell table:style-name="Table4.A1" office:value-type="string">
            <text:p text:style-name="P39">1-8; 9-16; 17-24; 25-32; </text:p>
          </table:table-cell>
        </table:table-row>
        <table:table-row table:style-name="TableLine94774541638432">
          <table:table-cell table:style-name="Table4.A1" office:value-type="string">
            <text:p text:style-name="P40">5</text:p>
          </table:table-cell>
          <table:table-cell table:style-name="Table4.A1" office:value-type="string">
            <text:p text:style-name="P41">5</text:p>
          </table:table-cell>
          <table:table-cell table:style-name="Table4.A1" office:value-type="string">
            <text:p text:style-name="P40">40</text:p>
          </table:table-cell>
          <table:table-cell table:style-name="Table4.A1" office:value-type="string">
            <text:p text:style-name="P39">1-8; 9-16; 17-24; 25-32; 33-40;</text:p>
          </table:table-cell>
        </table:table-row>
        <table:table-row table:style-name="TableLine94774541639472">
          <table:table-cell table:style-name="Table4.A1" office:value-type="string">
            <text:p text:style-name="P40">6</text:p>
          </table:table-cell>
          <table:table-cell table:style-name="Table4.A1" office:value-type="string">
            <text:p text:style-name="P41">6</text:p>
          </table:table-cell>
          <table:table-cell table:style-name="Table4.A1" office:value-type="string">
            <text:p text:style-name="P40">48</text:p>
          </table:table-cell>
          <table:table-cell table:style-name="Table4.A1" office:value-type="string">
            <text:p text:style-name="P39">1-8; 9-16; 17-24; 25-32; 33-40; 41-48; </text:p>
          </table:table-cell>
        </table:table-row>
        <table:table-row table:style-name="TableLine94774541640560">
          <table:table-cell table:style-name="Table4.A1" office:value-type="string">
            <text:p text:style-name="P40">7</text:p>
          </table:table-cell>
          <table:table-cell table:style-name="Table4.A1" office:value-type="string">
            <text:p text:style-name="P41">7</text:p>
          </table:table-cell>
          <table:table-cell table:style-name="Table4.A1" office:value-type="string">
            <text:p text:style-name="P40">56</text:p>
          </table:table-cell>
          <table:table-cell table:style-name="Table4.A1" office:value-type="string">
            <text:p text:style-name="P39">1-8; 9-16; 17-24; 25-32; 33-40; 41-48; 49-56; </text:p>
          </table:table-cell>
        </table:table-row>
        <table:table-row table:style-name="TableLine94774541641648">
          <table:table-cell table:style-name="Table4.A1" office:value-type="string">
            <text:p text:style-name="P40">8</text:p>
          </table:table-cell>
          <table:table-cell table:style-name="Table4.A1" office:value-type="string">
            <text:p text:style-name="P41">8</text:p>
          </table:table-cell>
          <table:table-cell table:style-name="Table4.A1" office:value-type="string">
            <text:p text:style-name="P40">64</text:p>
          </table:table-cell>
          <table:table-cell table:style-name="Table4.A1" office:value-type="string">
            <text:p text:style-name="P39">1-8; 9-16; 17-24; 25-32; 33-40; 41-48; 49-56; 57-64; </text:p>
          </table:table-cell>
        </table:table-row>
      </table:table>
      <text:p text:style-name="P21"/>
      <text:p text:style-name="P21"><text:span text:style-name="T27"><text:s text:c="3"/>The</text:span><text:span text:style-name="T3"> </text:span><text:span text:style-name="T4">IOCOMx </text:span>receives and decodes signals, and pulls / <text:span text:style-name="T25">releases</text:span> relays based upon the content of the received transmission. <text:span text:style-name="T41">The transmission is omnipresent, the reception is selective. This </text:span><text:span text:style-name="T44">allows</text:span><text:span text:style-name="T41"> </text:span><text:span text:style-name="T44">that </text:span><text:span text:style-name="T41">any number of receivers can listen to the transmitting device. It also </text:span><text:span text:style-name="T44">permits</text:span><text:span text:style-name="T41"> </text:span><text:span text:style-name="T44">that </text:span><text:span text:style-name="T41">additional tools </text:span><text:span text:style-name="T42">to</text:span><text:span text:style-name="T41"> be deployed, </text:span><text:span text:style-name="T42">which may</text:span><text:span text:style-name="T41"> monitor communications for </text:span><text:span text:style-name="T44">expansions like </text:span><text:span text:style-name="T41">statistics / accounting. </text:span><text:span text:style-name="T43">The communication is encrypted, without the proper key and decryption algorithm it is not feasible to decode communications.</text:span></text:p>
      <text:h text:style-name="P42" text:outline-level="1"><text:bookmark-start text:name="__RefHeading___Toc143_2810858993"/><text:span text:style-name="T47">IOCOMx </text:span>Pairing<text:bookmark-end text:name="__RefHeading___Toc143_2810858993"/></text:h>
      <text:p text:style-name="P20"><text:s text:c="2"/>The IOCOMx system comes paired from the manufacturer. Should (re) pairing be needed, Double click (press 2 times) the configuration button on the face of the <text:span text:style-name="T3">Transmitter</text:span> unit, and triple click (press 3 times) the configuration button on the <text:span text:style-name="T3">Receiver</text:span> unit. The devices will communicate and pair. </text:p>
      <text:p text:style-name="P20"><text:s text:c="3"/>During the pairing process, the unit's LED will flash on and off. When the Receiver is successfully paired <text:span text:style-name="T45">the pairing LED</text:span> will flash <text:span text:style-name="T31">rapidly </text:span>five times. If no pairing request is completed, the pairing mode will time-out in 15 seconds. </text:p>
      <text:p text:style-name="P20"><text:s text:c="2"/><text:span text:style-name="T40">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h text:style-name="P46" text:outline-level="2"><text:bookmark-start text:name="__RefHeading___Toc145_2810858993"/><text:s/>Setup <text:span text:style-name="T25">via </text:span>Web Page <text:bookmark-end text:name="__RefHeading___Toc145_2810858993"/></text:h>
      <text:p text:style-name="P20"><text:s text:c="4"/>The IOCOMx system starts up in transmit / receive mode. To enter configuration mode, quad click <text:span text:style-name="T5">(click 4 times)</text:span> the configuration button. <text:s/><text:span text:style-name="T50">(the timing of the click is similar to the mouse ‘double’ click, but instead of two clicks, click it four times)</text:span></text:p>
      <text:p text:style-name="P20"><text:soft-page-break/><text:s text:c="4"/>The <text:span text:style-name="T45">Config. </text:span>LED will flash on and off slowly to signify that the device is in configuration mode. One may connect to the device's web page, and configure it. If no web communication activity occurs in one minute, the device will terminate the configuration mode, and resume <text:span text:style-name="T5">operation </text:span>in <text:span text:style-name="T45">regular </text:span>communication mode. </text:p>
      <text:h text:style-name="Heading_20_2" text:outline-level="2"><text:bookmark-start text:name="__RefHeading___Toc147_2810858993"/>Pairing Protocol<text:bookmark-end text:name="__RefHeading___Toc147_2810858993"/></text:h>
      <text:p text:style-name="P4"><text:s text:c="4"/>Both the receiver and transmitter must be in the appropriate paring mode. The receiver cannot be paired if the number of devices has reached the pairing limit (the limit is currently: four) If you encounter difficulty during the pairing process with the Receiver, a long press of 10 seconds will reset the receiver and will clear all pairing data, and allows a fresh start *Note that after the long press all the other devices that where paired to this receiver need to be re-paired.</text:p>
      <text:h text:style-name="Heading_20_2" text:outline-level="2"><text:bookmark-start text:name="__RefHeading___Toc149_2810858993"/>Web Page Setup, Enable Configuration<text:bookmark-end text:name="__RefHeading___Toc149_2810858993"/></text:h>
      <text:p text:style-name="P4"><text:s text:c="4"/>The IOCOMx system starts up in transmit / receive mode. To enter configuration mode, quad click the configuration button. </text:p>
      <text:p text:style-name="P4"><text:s text:c="4"/>The LED will flash on and off slowly to signify that the device is in configuration mode. One may connect to the device's web page, and configure it. If no web communication activity occurs in one minute, the device will terminate the configuration mode, and resume in communication mode.</text:p>
      <text:h text:style-name="Heading_20_3" text:outline-level="3"><text:bookmark-start text:name="__RefHeading___Toc151_2810858993"/>Setup Option for Repeat interval:<text:bookmark-end text:name="__RefHeading___Toc151_2810858993"/></text:h>
      <text:p text:style-name="P4"><text:s text:c="4"/>While any of the Input commands are being provided the IOCOMx Transmitter unit, it will transmit the ON signal periodically. This timing can be adjusted via the 'Repeat Interval' setting on the main page. This setting auto adjusts the 'Auto Release' timing of the receiver to match the transmitted delay.</text:p>
      <text:h text:style-name="Heading_20_3" text:outline-level="3"><text:bookmark-start text:name="__RefHeading___Toc153_2810858993"/>Setup Option for Repeat count:<text:bookmark-end text:name="__RefHeading___Toc153_2810858993"/></text:h>
      <text:p text:style-name="P4"><text:s text:c="4"/>When an Input Command is removed, the IOCOMx sends a burst of 'OFF' commands. This is in anticipation of lost packets, so the 'OFF' signal arrives safely to the receiver. The number of repeated 'OFF' packets defaults to three. It can be set between 1-12, the factory default for this option is set to 1 (most battery friendly), set to larger values if lost packets are encountered or anticipated.</text:p>
      <text:h text:style-name="P47" text:outline-level="2"><text:bookmark-start text:name="__RefHeading___Toc393_2810858993"/>Network Name Configuration:<text:bookmark-end text:name="__RefHeading___Toc393_2810858993"/></text:h>
      <text:p text:style-name="P15"><text:s text:c="2"/>The <text:span text:style-name="T13">network configuration </text:span>fields determine the Station Name and Password of this IOCOMx. The device will appear on your WiF<text:span text:style-name="T14">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p>
      <text:p text:style-name="P15"><text:soft-page-break/><text:s text:c="3"/>If you encounter difficulty during the <text:span text:style-name="T16">password change </text:span>process, a long press <text:span text:style-name="T16">on the configuration button (press and hold for appx. </text:span>10 seconds<text:span text:style-name="T16">) </text:span>will reset the receiver and will clear all <text:span text:style-name="T16">password. This reset will also clear the </text:span>pairing data, <text:span text:style-name="T16">the existing pairings will need to be re-paired.</text:span></text:p>
      <text:h text:style-name="Heading_20_2" text:outline-level="2"><text:bookmark-start text:name="__RefHeading___Toc744_2269336703"/><text:s/>General Configuration: <text:s/><text:bookmark-end text:name="__RefHeading___Toc744_2269336703"/></text:h>
      <text:p text:style-name="P15"><text:s text:c="4"/>Th<text:span text:style-name="T23">e device can be named, and this name </text:span>is provided to give the device an identifier. It can be any name, a stock number or the name of the device it controls. This name does not participate in any network parameter or communication process, it is simply to identify this <text:span text:style-name="T23">device.</text:span></text:p>
      <text:h text:style-name="Heading_20_2" text:outline-level="2"><text:bookmark-start text:name="__RefHeading___Toc395_2810858993"/><text:s/>Battery Voltage: <text:s/><text:bookmark-end text:name="__RefHeading___Toc395_2810858993"/></text:h>
      <text:p text:style-name="Text_20_body"><text:s text:c="4"/>The Transmitter unit deploys a 3.6V 8Ah, Non Rechargeable Lithium Battery. In the IOCOMx device, the low battery threshold indicators light up at 3.2V and below, recommending a battery replacement. There are no battery related shut offs, the device will remain operational until power is exhausted. The measurement value <text:span text:style-name="T15">shown on the page </text:span>taken at the loading of <text:span text:style-name="T15">the</text:span> page. <text:span text:style-name="T24">(Note: this field is specific to the battery operated unit)</text:span></text:p>
      <text:h text:style-name="Heading_20_2" text:outline-level="2"><text:bookmark-start text:name="__RefHeading___Toc155_2810858993"/>Technical Details:<text:bookmark-end text:name="__RefHeading___Toc155_2810858993"/></text:h>
      <text:p text:style-name="P26">Encryption and Checksum:</text:p>
      <text:p text:style-name="P26"/>
      <text:p text:style-name="P4"><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checksum and will reject packets with an invalid checksum.</text:p>
      <text:p text:style-name="P6">Configuration Button codes:</text:p>
      <text:p text:style-name="P22"><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penta click (five clicks) reboots the device. </text:p>
      <text:p text:style-name="P22"><text:s text:c="4"/>Press and hold configuration button to reset the device to manufacturer's defaults. The parameters are reset to their original values, and the Network Name is reset to IOCOM-XXXX where XXXX is part of the MAC address of the device. The network password is reset to 12345678</text:p>
      <text:h text:style-name="Heading_20_3" text:outline-level="3"><text:bookmark-start text:name="__RefHeading___Toc1050_2269336703"/><text:soft-page-break/>LED codes:<text:bookmark-end text:name="__RefHeading___Toc1050_2269336703"/></text:h>
      <text:p text:style-name="P4"><text:s text:c="4"/>The indicator LED has multiple functions. At its fundamental function it will flash when an ON transmission occurs. If the device detects low battery the indicator will flash in red. 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led strobe mode)</text:p>
      <text:h text:style-name="Heading_20_3" text:outline-level="3"><text:bookmark-start text:name="__RefHeading___Toc1052_2269336703"/>Pairing Diversity:<text:bookmark-end text:name="__RefHeading___Toc1052_2269336703"/></text:h>
      <text:p text:style-name="P4"><text:s text:c="4"/>The IOCOMx can be paired with four other devices. With the IOCOMx transceiver device, the pairing direction is established by the button press order: the double click names the unit internally as the Transmitter initiate, the triple click is Receiver initiate. As one IOCOMx device can accommodate four paired devices, it is possible to configure many combinations of control networks. 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text:bookmark-start text:name="__RefHeading___Toc157_2810858993"/>Recovery:<text:bookmark-end text:name="__RefHeading___Toc157_2810858993"/></text:h>
      <text:p text:style-name="P4"><text:s text:c="4"/>A long press of 10 seconds will reset to manufacturer's defaults. Network Name is reset to IOCOM-XXXX and the network password is reset to 12345678</text:p>
      <text:h text:style-name="Heading_20_2" text:outline-level="2"><text:bookmark-start text:name="__RefHeading___Toc277_2810858993"/><text:span text:style-name="T17">Transmit </text:span>Power Configuration: <text:s/><text:bookmark-end text:name="__RefHeading___Toc277_2810858993"/></text:h>
      <text:p text:style-name="P4"><text:s text:c="4"/>The IOCOMx battery powered transmitter can save battery life by reducing transmission power. The power can be set in seven steps, from Low to High, Left to Right.</text:p>
      <text:p text:style-name="P10">Low <text:span text:style-name="T17">Power </text:span><text:tab/> Medium <text:span text:style-name="T17">Power</text:span><text:tab/>High <text:span text:style-name="T17">Power</text:span></text:p>
      <text:p text:style-name="P2">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P16"><text:s text:c="4"/>While the button is pressed, and held, the transmitter repeats a 'keep alive' signal. This is how the receiver detects that the button is still pressed. The timing of the interval is in milli seconds. <text:span text:style-name="T25">Manufacturer’s defaults are chosen to work in most situations.</text:span></text:p>
      <text:p text:style-name="P2">200 ms <text:s text:c="2"/><text:tab/>300 ms <text:s text:c="2"/><text:tab/>500 ms <text:s text:c="2"/><text:tab/>700 ms <text:s/></text:p>
      <text:h text:style-name="Heading_20_2" text:outline-level="2"><text:bookmark-start text:name="__RefHeading___Toc281_2810858993"/><text:soft-page-break/>Repeat Count for the OFF Signal: <text:s/><text:bookmark-end text:name="__RefHeading___Toc281_2810858993"/></text:h>
      <text:p text:style-name="P16"><text:s text:c="4"/>When any control button is released, the transmitter transmits the 'OFF' signal several times. This configuration item determines the number of times the signal is repeated. <text:span text:style-name="T25">Manufacturer’s defaults are chosen to work in most situations.</text:span></text:p>
      <text:p text:style-name="P2">1x <text:s text:c="2"/><text:tab/>2x <text:s text:c="2"/><text:tab/>3x <text:s text:c="2"/><text:tab/>5x <text:s text:c="2"/><text:tab/>8x <text:s text:c="2"/><text:tab/>12x <text:s/></text:p>
      <text:p text:style-name="P2"/>
      <text:p text:style-name="P12"><text:s text:c="4"/><text:span text:style-name="T19">Please remember to press the ‘Save Configuration’ button to commit your changes. <text:s/></text:span>All <text:span text:style-name="T20">Save </text:span>buttons save items for the whole page.</text:p>
      <text:h text:style-name="Heading_20_1" text:outline-level="1"><text:bookmark-start text:name="__RefHeading___Toc371_2810858993"/>IOCOMx Transceiver; Advanced Settings<text:bookmark-end text:name="__RefHeading___Toc371_2810858993"/></text:h>
      <text:h text:style-name="Heading_20_2" text:outline-level="2"/>
      <text:h text:style-name="Heading_20_2" text:outline-level="2"><text:bookmark-start text:name="__RefHeading___Toc373_2810858993"/>Receiver Configuration: <text:s/><text:bookmark-end text:name="__RefHeading___Toc373_2810858993"/></text:h>
      <text:p text:style-name="P13"><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Heading_20_3" text:outline-level="3"><text:bookmark-start text:name="__RefHeading___Toc375_2810858993"/>Receiver Logic Selection <text:span text:style-name="T21">list</text:span>: <text:s/><text:bookmark-end text:name="__RefHeading___Toc375_2810858993"/></text:h>
      <text:p text:style-name="P14"><text:tab/>The following modes are available:</text:p>
      <table:table table:name="Table2" table:style-name="Table2">
        <table:table-column table:style-name="Table2.A" table:number-columns-repeated="3"/>
        <table:table-row table:style-name="TableLine94774541722480">
          <table:table-cell table:style-name="Table2.A1" office:value-type="string">
            <text:p text:style-name="P13">Momentary</text:p>
          </table:table-cell>
          <table:table-cell table:style-name="Table2.A1" office:value-type="string">
            <text:p text:style-name="P13">Toggle</text:p>
          </table:table-cell>
          <table:table-cell table:style-name="Table2.A1" office:value-type="string">
            <text:p text:style-name="P13">Interlock</text:p>
          </table:table-cell>
        </table:table-row>
        <table:table-row table:style-name="TableLine94774541666064">
          <table:table-cell table:style-name="Table2.A1" office:value-type="string">
            <text:p text:style-name="P13">Pri. Interlock </text:p>
          </table:table-cell>
          <table:table-cell table:style-name="Table2.A1" office:value-type="string">
            <text:p text:style-name="P13">1on / 1off</text:p>
          </table:table-cell>
          <table:table-cell table:style-name="Table2.A1" office:value-type="string">
            <text:p text:style-name="P13">2on / 2off</text:p>
          </table:table-cell>
        </table:table-row>
        <table:table-row table:style-name="TableLine94774541667872">
          <table:table-cell table:style-name="Table2.A1" office:value-type="string">
            <text:p text:style-name="P13">Delayed Timed-Off </text:p>
          </table:table-cell>
          <table:table-cell table:style-name="Table2.A1" office:value-type="string">
            <text:p text:style-name="P13">Delayed Hold Timed-Off </text:p>
          </table:table-cell>
          <table:table-cell table:style-name="Table2.A1" office:value-type="string">
            <text:p text:style-name="P13">Delayed Time-On</text:p>
          </table:table-cell>
        </table:table-row>
        <table:table-row table:style-name="TableLine94774541672016">
          <table:table-cell table:style-name="Table2.A1" office:value-type="string">
            <text:p text:style-name="P13">Delayed Hold Timed-On </text:p>
          </table:table-cell>
          <table:table-cell table:style-name="Table2.A1" office:value-type="string">
            <text:p text:style-name="P13">Disabled</text:p>
          </table:table-cell>
          <table:table-cell table:style-name="Table2.A1" office:value-type="string">
            <text:p text:style-name="P13"/>
          </table:table-cell>
        </table:table-row>
      </table:table>
      <text:h text:style-name="Heading_20_2" text:outline-level="2"><text:bookmark-start text:name="__RefHeading___Toc1054_2269336703"/><text:span text:style-name="T46">Modes Description</text:span> <text:tab/><text:tab/><text:tab/> <text:s text:c="5"/><text:tab/><text:tab/><text:tab/><text:bookmark-end text:name="__RefHeading___Toc1054_2269336703"/></text:h>
      <text:p text:style-name="P7"><text:s text:c="4"/>a.) Momentary: </text:p>
      <text:p text:style-name="P13"><text:s/><text:span text:style-name="T22">W</text:span>hen a Button is pressed, the corresponding Relay is closed, when the Button is released, the Relay opens. </text:p>
      <text:p text:style-name="P8"><text:s text:c="3"/>b.) Toggle: </text:p>
      <text:p text:style-name="P9"><text:s text:c="2"/><text:span text:style-name="T22">W</text:span>hen a Button is pressed the Relay closes, when a Button is pressed again, Relay opens. c.) Interlock: Only one of the group outputs are active at any one time; if both Inputs are present, no output is on. </text:p>
      <text:p text:style-name="P8"><text:soft-page-break/><text:s text:c="4"/>d.) Pri. Interlock: (Priority interlock)</text:p>
      <text:p text:style-name="P14"><text:s text:c="3"/>Only one of the group outputs are active at any one time, if a second Input becomes active, the output which is already active has priority and stays on.</text:p>
      <text:p text:style-name="P8"><text:s text:c="4"/>e.) 1on1off: </text:p>
      <text:p text:style-name="P14"><text:s/>Button 1 of the group turns the Relay on, Button 2 of the group turns the Relay off. </text:p>
      <text:p text:style-name="P8"><text:s text:c="4"/>f.) 2on2off: </text:p>
      <text:p text:style-name="P14"><text:s text:c="2"/>Button one and two pressed together turns on Relay 1 and Relay 2; Button one and two pressed together again turns the Relay off. </text:p>
      <text:p text:style-name="P8"><text:s text:c="4"/>g.) On Timed Off: </text:p>
      <text:p text:style-name="P17"><text:s text:c="2"/>The Buttons turn the corresponding Relay on, and after a set amount of time, the Relay automatically turns off. The delay time can be specified below, individually on a per Input basis. </text:p>
      <text:p text:style-name="P17"><text:span text:style-name="T3"><text:s text:c="4"/>h.) On Hold Timed Off:</text:span> </text:p>
      <text:p text:style-name="P17"><text:s text:c="2"/>The Button turns the corresponding Relay on, and on Button release, the hold timer starts, which holds the Relay for a specified amount of time. after which, the Relay automatically turns off. </text:p>
      <text:p text:style-name="P8"><text:s text:c="4"/>i.) Timed ON:</text:p>
      <text:p text:style-name="P14"><text:s text:c="2"/>When a button is pressed, a timer starts. When the timer is expired, the corresponding Relay will close.</text:p>
      <text:p text:style-name="P8"><text:s text:c="4"/>j.) Hold Timed On: </text:p>
      <text:p text:style-name="P14"><text:s text:c="2"/>Button is pressed, and then, when released a timer starts. After the timer is expired, the corresponding Relay will close. </text:p>
      <text:p text:style-name="P8"><text:s text:c="4"/>k.) Disabled: </text:p>
      <text:p text:style-name="P14"><text:s text:c="3"/>The corresponding group's Relays will <text:span text:style-name="T26">not</text:span> activate; </text:p>
      <text:h text:style-name="Heading_20_2" text:outline-level="2"><text:bookmark-start text:name="__RefHeading___Toc377_2810858993"/>Timed-Off / Timed-On Timings: <text:s/><text:bookmark-end text:name="__RefHeading___Toc377_2810858993"/></text:h>
      <text:p text:style-name="P13"><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22">Following, is the default timeout setting:</text:span></text:p>
      <text:p text:style-name="P11"><text:s text:c="4"/>Outputs 1 and 2:</text:p>
      <text:p text:style-name="P11"><text:tab/> Timeout 1: sec <text:tab/> Timeout 2: sec</text:p>
      <text:p text:style-name="P11"><text:soft-page-break/><text:s text:c="4"/>Outputs 3 and 4:</text:p>
      <text:p text:style-name="P11"><text:tab/> Timeout 3: sec <text:tab/> Timeout 4: sec</text:p>
      <text:h text:style-name="Heading_20_2" text:outline-level="2"><text:bookmark-start text:name="__RefHeading___Toc379_2810858993"/>Timed-Off Timed-ON retrigger: <text:s/><text:bookmark-end text:name="__RefHeading___Toc379_2810858993"/></text:h>
      <text:p text:style-name="P13"><text:s text:c="4"/>If a group is set to 'Delayed Timed On' or 'Delayed Timed Off' mode, the individual Inputs can be configured to re-trigger. This way the timing of the timer can be extended during the hold interval. When the Output's box is checked, the timing delay of the Output is expanded like a new timer cycle is started. The re-Trigger mode defaults to OFF, the timer is unaffected by successive button presses.</text:p>
      <text:p text:style-name="P13"><text:s text:c="2"/><text:span text:style-name="T18"><text:s text:c="2"/>Outputs 1 and 2:</text:span></text:p>
      <text:p text:style-name="P11"><text:tab/> Enable Re-trigger 1: <text:tab/> Enable Re-trigger 2:</text:p>
      <text:p text:style-name="P11"><text:s text:c="4"/>Outputs 3 and 4:</text:p>
      <text:p text:style-name="P11"><text:tab/> Enable Re-trigger 3: <text:tab/> Enable Re-trigger 4:</text:p>
      <text:h text:style-name="P43" text:outline-level="1"><text:bookmark-start text:name="__RefHeading___Toc381_2810858993"/>Web page footers<text:bookmark-end text:name="__RefHeading___Toc381_2810858993"/></text:h>
      <text:p text:style-name="P23"><text:span text:style-name="T6"><text:s text:c="3"/></text:span><text:span text:style-name="T7">The web page footers contain </text:span><text:span text:style-name="T8">useful </text:span><text:span text:style-name="T7">information about the device itself. <text:s/>The MAC address acts as a globally unique identifier. The Software version / Build date identities the firmware used in this device. </text:span><text:span text:style-name="T9">The footer also contains </text:span></text:p>
      <text:h text:style-name="P44" text:outline-level="1"/>
      <text:h text:style-name="P45" text:outline-level="1"><text:span text:style-name="T48">C</text:span>AN Controls</text:h>
      <text:p text:style-name="Text_20_body"><text:s text:c="2"/>He IOCOMx system relies on <text:span text:style-name="T49">the </text:span><text:span text:style-name="T51">build in can bus to connect multiple IOCOMx devices to send receive data for </text:span><text:span text:style-name="T52">all</text:span><text:span text:style-name="T51"> 64 channels. The CAN will detect mis-configuration and alerts the user if:</text:span></text:p>
      <text:list xml:id="list1493174153" text:style-name="L1">
        <text:list-item>
          <text:p text:style-name="P57">No IOCOMx module is marked as TxRx unit</text:p>
        </text:list-item>
        <text:list-item>
          <text:p text:style-name="P57">More than one module is marked as TxRx unit on the same bus</text:p>
        </text:list-item>
        <text:list-item>
          <text:p text:style-name="P57">More than one IOCOMx module occupies the same ordinal</text:p>
        </text:list-item>
      </text:list>
      <text:p text:style-name="P58"/>
      <text:p text:style-name="P58"><text:s text:c="3"/>The CAN LED stays ON solid if the can bus detects any of these errors, additionally the error condition is shown on the configuration web page, as well as a command is issued on the controlling terminal.</text:p>
      <text:h text:style-name="P48" text:outline-level="2"><text:span text:style-name="T10">C</text:span><text:span text:style-name="T6">AN IDS:</text:span></text:h>
      <text:p text:style-name="P24"><text:span text:style-name="T6"><text:s text:c="2"/></text:span><text:span text:style-name="T12">These IDS represent the IOCOM’s CAN interaction between boards and to the outside world.</text:span></text:p>
      <text:p text:style-name="P56">#define MSG_SWITCHES <text:s text:c="3"/>0x19EE5501 <text:s/>// Intra IOCOMx msg to funnel to RF</text:p>
      <text:p text:style-name="P56">#define MSG_TID <text:s text:c="8"/>0x19EE5502 <text:s/>// Intra IOCOMx msg / presence check</text:p>
      <text:p text:style-name="P56">#define MSG_MASKS <text:s text:c="6"/>0x19EE5503 <text:s/>// Intra IOCOMx msg mask</text:p>
      <text:p text:style-name="P56">#define MSG_RELAYS <text:s text:c="5"/>0x19EE5504 <text:s/>// Control local relays</text:p>
      <text:p text:style-name="P56">#define MSG_BRIDGE <text:s text:c="5"/>0x19EE5505 <text:s/>// Control remote relays (note: timeout)</text:p>
      <text:p text:style-name="P56">#define MSG_INPUTS <text:s text:c="5"/>0x19EE5506 <text:s/>// The status of the inputs</text:p>
      <text:p text:style-name="P56">#define MSG_OUTPUTS <text:s text:c="4"/>0x19EE5507 <text:s/>// The status of the outputs</text:p>
      <text:p text:style-name="P56">#define MSG_MASKAUX <text:s text:c="4"/>0x19EE5508 <text:s/>// IOCOM auxiliary mask</text:p>
      <text:p text:style-name="P56">#define MSG_AUX <text:s text:c="8"/>0x19EE5509 <text:s/>// IOCOM auxiliary command</text:p>
      <text:p text:style-name="P56">#define MSG_RESERVED <text:s text:c="3"/>0x19EE550a <text:s/>// IOCOM reserved for future use</text:p>
      <text:h text:style-name="P49" text:outline-level="3"><text:span text:style-name="T9">(</text:span><text:span text:style-name="T6">text pasted from source to avoid documentation process errors)</text:span></text:h>
      <text:h text:style-name="P51" text:outline-level="3">Reading / <text:span text:style-name="T53">Writing to the CAN bus</text:span></text:h>
      <text:p text:style-name="P55"><text:s text:c="2"/><text:span text:style-name="T53">The IOCOMx attempts to be a standard compilant </text:span></text:p>
      <text:h text:style-name="P51" text:outline-level="3">Reading Switch information from the CAN bus</text:h>
      <text:h text:style-name="P51" text:outline-level="3"><text:span text:style-name="T9">C</text:span><text:span text:style-name="T10">ontrolling </text:span><text:span text:style-name="T11">local relays </text:span><text:span text:style-name="T10">from the CAN bus</text:span></text:h>
      <text:p text:style-name="P24"><text:span text:style-name="T10"><text:s text:c="2"/></text:span><text:span text:style-name="T12">The IOCOM’s CAN interface can receive instructions from the CAN bus.</text:span></text:p>
      <text:p text:style-name="P54">Use: robotell.py [options] data1 .. dataN</text:p>
      <text:p text:style-name="P59"><text:s text:c="3"/>Where options can be:</text:p>
      <text:p text:style-name="P59"><text:s text:c="5"/>-V <text:s text:c="9"/>--version <text:s text:c="3"/>print version</text:p>
      <text:p text:style-name="P59"><text:s text:c="5"/>-h <text:s text:c="9"/>--help <text:s text:c="6"/>print help</text:p>
      <text:p text:style-name="P59"><text:s text:c="5"/>-c <text:s text:c="9"/>--devices <text:s text:c="3"/>print supported devices</text:p>
      <text:p text:style-name="P59"><text:soft-page-break/><text:s text:c="5"/>-t <text:s text:c="9"/>--timing <text:s text:c="4"/>show timing</text:p>
      <text:p text:style-name="P59"><text:s text:c="5"/>-i <text:s text:c="9"/>--interface <text:s/>interface board (def: robotell)</text:p>
      <text:p text:style-name="P59"><text:s text:c="5"/>-l <text:s text:c="9"/>--listen <text:s text:c="4"/>listen</text:p>
      <text:p text:style-name="P59"><text:s text:c="5"/>-g <text:s text:c="9"/>--bridge <text:s text:c="4"/>bridge</text:p>
      <text:p text:style-name="P59"><text:s text:c="5"/>-v <text:s text:c="9"/>--verbose <text:s text:c="3"/>verbose</text:p>
      <text:p text:style-name="P59"><text:s text:c="5"/>-p <text:s/>port <text:s text:c="3"/>--port <text:s text:c="6"/>serial port (def: /dev/ttyUSB0)</text:p>
      <text:p text:style-name="P59"><text:s text:c="5"/>-b <text:s/>bitrate --bitrate <text:s text:c="3"/>bit rate (def: 250000)</text:p>
      <text:p text:style-name="P59"><text:s text:c="5"/>-i <text:s/>message --message <text:s text:c="3"/>message id (def=0x19EE5504 )</text:p>
      <text:p text:style-name="P59"><text:s text:c="5"/>-m <text:s/>mask <text:s text:c="3"/>--mask <text:s text:c="6"/>effective bit mask</text:p>
      <text:p text:style-name="P59"><text:s text:c="5"/>-u <text:s/>value <text:s text:c="2"/>--value <text:s text:c="5"/>value to send to device</text:p>
      <text:p text:style-name="P59"><text:s text:c="5"/>-o <text:s/>ord <text:s text:c="4"/>--ord <text:s text:c="7"/>ordinal to send to</text:p>
      <text:p text:style-name="P59"><text:s text:c="5"/>-d <text:s/>level <text:s text:c="2"/>--debug <text:s text:c="5"/>debug level</text:p>
      <text:p text:style-name="P59"><text:s/>Arguments for short options also needed for the long options.</text:p>
      <text:p text:style-name="P31"/>
      <text:h text:style-name="P50" text:outline-level="3"><text:span text:style-name="T9">C</text:span><text:span text:style-name="T10">ontrolling </text:span><text:span text:style-name="T11">remote </text:span><text:span text:style-name="T10">IOCOMx from the CAN bus</text:span></text:h>
      <text:h text:style-name="P52"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11</text:page-number><text:s/><text:span text:style-name="MT1">of </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07-16T15:04:19.874999328</dc:date>
    <meta:editing-duration>PT7H30M34S</meta:editing-duration>
    <meta:editing-cycles>73</meta:editing-cycles>
    <meta:generator>LibreOffice/7.0.6.2$Linux_X86_64 LibreOffice_project/00$Build-2</meta:generator>
    <meta:print-date>2021-04-29T19:50:32.534807958</meta:print-date>
    <meta:document-statistic meta:table-count="4" meta:image-count="0" meta:object-count="0" meta:page-count="11" meta:paragraph-count="233" meta:word-count="2796" meta:character-count="17243" meta:non-whitespace-character-count="14050"/>
  </office:meta>
</office:document-meta>
</file>